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paragraph-properties fo:line-height="115%" fo:text-align="center" style:justify-single-word="false" fo:padding-left="0cm" fo:padding-right="0cm" fo:padding-top="1.401cm" fo:padding-bottom="0cm" fo:border="none"/>
      <style:text-properties style:font-name="Source Code Pro" fo:font-size="70pt" fo:font-weight="bold" officeooo:rsid="00151b39" officeooo:paragraph-rsid="00151b39" style:font-size-asian="70pt" style:font-weight-asian="bold" style:font-size-complex="70pt" style:font-weight-complex="bold"/>
    </style:style>
    <style:style style:name="T1" style:family="text">
      <style:text-properties fo:font-size="110pt" style:font-size-asian="110pt" style:font-size-complex="110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80pt" style:font-size-asian="80pt" style:font-size-complex="8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T-D01 <text:span text:style-name="T1">Informatika</text:span><text:span text:style-name="T2"> </text:span><text:span text:style-name="T3">trochu jinak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21:39:00.014289297</meta:creation-date>
    <dc:date>2025-07-20T21:46:28.130226491</dc:date>
    <meta:editing-duration>PT6M18S</meta:editing-duration>
    <meta:editing-cycles>2</meta:editing-cycles>
    <meta:generator>LibreOffice/24.8.5.2$Linux_X86_64 LibreOffice_project/480$Build-2</meta:generator>
    <meta:print-date>2025-07-20T21:46:25.130669875</meta:print-date>
    <meta:document-statistic meta:table-count="0" meta:image-count="0" meta:object-count="0" meta:page-count="1" meta:paragraph-count="1" meta:word-count="4" meta:character-count="31" meta:non-whitespace-character-count="28"/>
  </office:meta>
</office:document-meta>
</file>